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/>
      <draw:page draw:name="page2" draw:style-name="dp1" draw:master-page-name="Default">
        <draw:polygon draw:style-name="gr1" draw:text-style-name="P1" draw:layer="layout" svg:width="13.799cm" svg:height="14.699cm" svg:x="1.2cm" svg:y="4.8cm" svg:viewBox="0 0 13800 14700" draw:points="3200,100 13800,0 13800,7500 8500,7600 8500,14700 1800,14600 0,10800">
          <text:p/>
        </draw:polygon>
        <draw:polygon draw:style-name="gr1" draw:text-style-name="P1" draw:layer="layout" svg:width="4.999cm" svg:height="6.999cm" svg:x="9.9cm" svg:y="12.5cm" svg:viewBox="0 0 5000 7000" draw:points="5000,0 0,0 0,7000 5000,7000">
          <text:p/>
        </draw:polygon>
        <draw:polygon draw:style-name="gr1" draw:text-style-name="P1" draw:layer="layout" svg:width="4.199cm" svg:height="4.899cm" svg:x="15.1cm" svg:y="10.1cm" svg:viewBox="0 0 4200 4900" draw:points="0,0 0,4900 4200,4900 4100,0">
          <text:p/>
        </draw:polygon>
        <draw:polygon draw:style-name="gr1" draw:text-style-name="P1" draw:layer="layout" svg:width="8.199cm" svg:height="4.399cm" svg:x="15cm" svg:y="15.1cm" svg:viewBox="0 0 8200 4400" draw:points="100,0 4300,100 4300,2000 8200,2300 8100,4400 0,4400">
          <text:p/>
        </draw:polygon>
        <draw:polygon draw:style-name="gr1" draw:text-style-name="P1" draw:layer="layout" svg:width="3.899cm" svg:height="7.199cm" svg:x="19.5cm" svg:y="10cm" svg:viewBox="0 0 3900 7200" draw:points="0,7000 3700,7200 3900,0 0,0">
          <text:p/>
        </draw:polygon>
      </draw:page>
      <draw:page draw:name="page3" draw:style-name="dp1" draw:master-page-name="Default">
        <draw:g>
          <draw:polygon draw:style-name="gr1" draw:text-style-name="P1" draw:layer="layout" svg:width="13.799cm" svg:height="13.699cm" svg:x="1.5cm" svg:y="6.2cm" svg:viewBox="0 0 13800 13700" draw:points="3500,100 13700,0 13800,6500 8500,6600 8500,13700 1800,13600 0,9800">
            <text:p/>
          </draw:polygon>
          <draw:polygon draw:style-name="gr1" draw:text-style-name="P1" draw:layer="layout" svg:width="4.999cm" svg:height="6.999cm" svg:x="10.2cm" svg:y="12.9cm" svg:viewBox="0 0 5000 7000" draw:points="5000,0 0,0 0,7000 5000,7000">
            <text:p/>
          </draw:polygon>
          <draw:polygon draw:style-name="gr1" draw:text-style-name="P1" draw:layer="layout" svg:width="4.199cm" svg:height="5.899cm" svg:x="15.4cm" svg:y="9.5cm" svg:viewBox="0 0 4200 5900" draw:points="0,0 0,5900 4200,5900 4100,100">
            <text:p/>
          </draw:polygon>
          <draw:polygon draw:style-name="gr1" draw:text-style-name="P1" draw:layer="layout" svg:width="8.199cm" svg:height="4.399cm" svg:x="15.3cm" svg:y="15.5cm" svg:viewBox="0 0 8200 4400" draw:points="100,0 4300,100 4300,2000 8200,2100 8100,4400 0,4400">
            <text:p/>
          </draw:polygon>
          <draw:polygon draw:style-name="gr1" draw:text-style-name="P1" draw:layer="layout" svg:width="4.099cm" svg:height="7.899cm" svg:x="19.6cm" svg:y="9.6cm" svg:viewBox="0 0 4100 7900" draw:points="200,7800 3900,7900 4100,100 0,0">
            <text:p/>
          </draw:polygon>
          <draw:polygon draw:style-name="gr1" draw:text-style-name="P1" draw:layer="layout" svg:width="13.799cm" svg:height="7.599cm" svg:x="14.6cm" svg:y="2cm" svg:viewBox="0 0 13800 7600" draw:points="800,7400 800,4100 0,4100 0,2800 5300,2800 5300,1400 13800,0 13600,7600">
            <text:p/>
          </draw:polygon>
        </draw:g>
      </draw:page>
      <draw:page draw:name="page4" draw:style-name="dp1" draw:master-page-name="Default">
        <draw:g>
          <draw:polygon draw:style-name="gr1" draw:text-style-name="P1" draw:layer="layout" svg:width="13.799cm" svg:height="13.699cm" svg:x="1.5cm" svg:y="6.2cm" svg:viewBox="0 0 13800 13700" draw:points="3500,100 13700,0 13800,6500 8500,6600 8500,13700 1800,13600 0,9800">
            <text:p/>
          </draw:polygon>
          <draw:polygon draw:style-name="gr1" draw:text-style-name="P1" draw:layer="layout" svg:width="4.999cm" svg:height="6.999cm" svg:x="10.2cm" svg:y="12.9cm" svg:viewBox="0 0 5000 7000" draw:points="5000,0 0,0 0,7000 5000,7000">
            <text:p/>
          </draw:polygon>
          <draw:polygon draw:style-name="gr1" draw:text-style-name="P1" draw:layer="layout" svg:width="4.199cm" svg:height="5.899cm" svg:x="15.4cm" svg:y="9.5cm" svg:viewBox="0 0 4200 5900" draw:points="0,0 0,5900 4200,5900 4100,100">
            <text:p/>
          </draw:polygon>
          <draw:polygon draw:style-name="gr1" draw:text-style-name="P1" draw:layer="layout" svg:width="8.199cm" svg:height="4.399cm" svg:x="15.3cm" svg:y="15.5cm" svg:viewBox="0 0 8200 4400" draw:points="100,0 4300,100 4300,2000 8200,2100 8100,4400 0,4400">
            <text:p/>
          </draw:polygon>
          <draw:polygon draw:style-name="gr1" draw:text-style-name="P1" draw:layer="layout" svg:width="13.799cm" svg:height="7.599cm" svg:x="14.7cm" svg:y="1.8cm" svg:viewBox="0 0 13800 7600" draw:points="800,7400 800,4100 0,4100 0,2800 5300,2800 5300,1400 13800,0 13600,76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22:03:32</meta:creation-date>
    <dc:date>2015-10-06T21:53:06</dc:date>
    <meta:editing-duration>PT1H20M52S</meta:editing-duration>
    <meta:editing-cycles>2</meta:editing-cycles>
    <meta:generator>LibreOffice/3.6$Linux_ARM_EABI LibreOffice_project/360m1$Build-2</meta:generator>
    <meta:document-statistic meta:object-count="18"/>
  </office:meta>
</office:document-meta>
</file>